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77.95mm" svg:height="66.03mm" svg:x="79.24mm" svg:y="5.81mm">
            <draw:object draw:notify-on-update-of-ranges="Tabelle1.A1:Tabelle1.A1 Tabelle1.A2:Tabelle1.A6 Tabelle1.B1:Tabelle1.B1 Tabelle1.B2:Tabelle1.B6 Tabelle1.C1:Tabelle1.C1 Tabelle1.C2:Tabelle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/>
          <table:table-cell table:style-name="ce1" office:value-type="string" calcext:value-type="string">
            <text:p>Low (bottom price)</text:p>
          </table:table-cell>
          <table:table-cell table:style-name="ce1" office:value-type="string" calcext:value-type="string">
            <text:p>High (top price)</text:p>
          </table:table-cell>
          <table:table-cell table:style-name="ce1" table:number-columns-repeated="3"/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.00.0000</text:date>, <text:time style:data-style-name="N2" text:time-value="15:43:09.66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O_24.8.3.2/24.8.3.2$Windows_X86_64 LibreOffice_project/48a6bac9e7e268aeb4c3483fcf825c94556d9f92</meta:generator>
    <dc:date>2025-06-11T16:44:13.382000000</dc:date>
    <dc:creator>Regina Henschel</dc:creator>
    <meta:editing-duration>PT1H1M3S</meta:editing-duration>
    <meta:editing-cycles>1</meta:editing-cycles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fill-color="#ffffff"/>
    </style:style>
    <style:style style:name="ch6" style:family="chart">
      <style:graphic-properties svg:stroke-color="#b3b3b3" draw:fill-color="#000000"/>
    </style:style>
    <style:style style:name="ch7" style:family="chart">
      <style:graphic-properties svg:stroke-width="0.05cm" svg:stroke-color="#2e8b57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96cm" svg:height="6.604cm" xlink:href=".." xlink:type="simple" chart:class="chart:stock" chart:style-name="ch1">
        <chart:plot-area chart:style-name="ch2" table:cell-range-address="Tabelle1.A1:Tabelle1.C6" chart:data-source-has-labels="both" svg:x="0.155cm" svg:y="0.132cm" svg:width="7.486cm" svg:height="6.34cm">
          <chart:coordinate-region svg:x="0.806cm" svg:y="0.334cm" svg:width="6.835cm" svg:height="4.259cm"/>
          <chart:axis chart:dimension="x" chart:name="primary-x" chart:style-name="ch3" chartooo:axis-type="auto">
            <chartooo:date-scale/>
            <chart:categories table:cell-range-address="Tabelle1.A2:Tabelle1.A6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values-cell-range-address="Tabelle1.B2:Tabelle1.B6" chart:label-cell-address="Tabelle1.B1:Tabelle1.B1" chart:attached-axis="primary-y">
            <chart:data-point/>
          </chart:series>
          <chart:series chart:values-cell-range-address="Tabelle1.C2:Tabelle1.C6" chart:label-cell-address="Tabelle1.C1:Tabelle1.C1" chart:attached-axis="primary-y">
            <chart:data-point/>
          </chart:series>
          <chart:series chart:attached-axis="primary-y">
            <chart:data-point/>
          </chart:series>
          <chart:stock-gain-marker chart:style-name="ch5"/>
          <chart:stock-loss-marker chart:style-name="ch6"/>
          <chart:stock-range-line chart:style-name="ch7"/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(bottom price)</text:p>
                <draw:g>
                  <svg:desc>Tabelle1.B1:Tabelle1.B1</svg:desc>
                </draw:g>
              </table:table-cell>
              <table:table-cell office:value-type="string">
                <text:p>High (top price)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Tabelle1.A2:Tabelle1.A6</svg:desc>
                </draw:g>
              </table:table-cell>
              <table:table-cell office:value-type="float" office:value="15">
                <text:p>15</text:p>
                <draw:g>
                  <svg:desc>Tabelle1.B2:Tabelle1.B6</svg:desc>
                </draw:g>
              </table:table-cell>
              <table:table-cell office:value-type="float" office:value="25">
                <text:p>25</text:p>
                <draw:g>
                  <svg:desc>Tabelle1.C2:Tabelle1.C6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hursday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O_24.8.3.2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